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D0280BEB4D24CFD6.png" manifest:media-type="image/png"/>
  <manifest:file-entry manifest:full-path="Pictures/10000001000001C2000001C2655EB5BD34235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d748"/>
    </style:style>
    <style:style style:name="T2" style:family="text">
      <style:text-properties fo:font-size="14pt" officeooo:rsid="0015d748" style:font-size-asian="14pt" style:font-size-complex="14pt"/>
    </style:style>
    <style:style style:name="T3" style:family="text">
      <style:text-properties fo:font-size="20pt" officeooo:rsid="0015d748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63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5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 <text:s text:c="2"/><text:span text:style-name="T3">Livin It Website</text:span><text:span text:style-name="T1"> <text:s/></text:span></text:p>
      <text:p text:style-name="Standard"><draw:frame draw:style-name="fr2" draw:name="Image1" text:anchor-type="char" svg:x="1.4756in" svg:y="0.1543in" svg:width="3.9728in" svg:height="4.0209in" draw:z-index="0"><draw:image xlink:href="Pictures/10000001000001C2000001C2655EB5BD342356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draw:frame draw:style-name="fr1" draw:name="Image2" text:anchor-type="char" svg:x="1.3717in" svg:y="0.4681in" svg:width="4.2181in" svg:height="4.161in" draw:z-index="1"><draw:image xlink:href="Pictures/10000001000001C2000001C2D0280BEB4D24CFD6.png" xlink:type="simple" xlink:show="embed" xlink:actuate="onLoad" draw:mime-type="image/png"/></draw:frame><text:tab/><text:tab/> <text:s text:c="2"/><text:span text:style-name="T3">Promo Website</text:span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5:14:43.173525500</meta:creation-date>
    <meta:print-date>2023-04-21T15:22:45.057178237</meta:print-date>
    <dc:date>2023-04-21T15:23:58.815323656</dc:date>
    <meta:editing-duration>PT9M18S</meta:editing-duration>
    <meta:editing-cycles>1</meta:editing-cycles>
    <meta:document-statistic meta:table-count="0" meta:image-count="2" meta:object-count="0" meta:page-count="1" meta:paragraph-count="2" meta:word-count="5" meta:character-count="48" meta:non-whitespace-character-count="26"/>
    <meta:generator>LibreOffice/7.3.6.2$Linux_X86_64 LibreOffice_project/30$Build-2</meta:generator>
  </office:meta>
</office:document-meta>
</file>